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language="de" fo:country="DE"/>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style>
    <style:style style:name="P7"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language="de" fo:country="DE"/>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text-position="33% 80%" fo:language="de" fo:country="DE" fo:font-weight="bold"/>
    </style:style>
    <style:style style:name="T3" style:family="text">
      <style:text-properties fo:language="de" fo:country="DE"/>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Einleitung:</text:p>
      <text:p text:style-name="P5"><text:span text:style-name="T1">Schon immer war es eines der Ziele der Menschheit Problemstellungen zu lösen und dabei noch so effizient wie möglich. Denn gerade durch die Lösung vieler Probleme konnten sich die Menscheit im Lauf der Geschichte schnell weiterentwickeln. Zunächst mit den bloßen Verstand, dannach mit immer komlexeren <text:s/>Hilfsmitteln. Mit Rechenmaschienen wie zum Beispiel der Pascaline</text:span><text:span text:style-name="T1"><text:note text:id="ftn1" text:note-class="footnote"><text:note-citation>1</text:note-citation><text:note-body><text:p text:style-name="Footnote">Eine um 1645 entwickelte Rechenmschiene vom französischen Mathematiker Blaise Pascal. Sie basiert auf einem mechanischen Konstrukt aus Zahnrädern und Sperrklinken. Sie wurde ursprünlich daür einwickelt Pascals Vater die Arbeit als Steuerbeamter zu erleichtern.</text:p></text:note-body></text:note></text:span> <text:span text:style-name="T1"><text:s/>wurde bereits im Mittelalter die Grundlagen für das Lösen komplizerter Aufgaben gelegt. Es wurde schnell erkannt, dass es Aufgaben und Problemstellugen gibt, die das Gehirn nicht so schnell bewältigen kann oder es sich einfach nicht lohnt diese zu bewältigen, da der Mensch sich in der zwischen Zeit wichtigerern Dingen zuwenden kann</text:span><text:span text:style-name="T1">. </text:span></text:p>
      <text:p text:style-name="P3"><text:span text:style-name="T4">In der heutigen Zeit hat sich neben den anderen Naturwissenschaften besonders die Informatik sich gerade dieser Menschheitsaufgabe angenommen und ist daher immer auf der Suche nach besseren</text:span> Möglichkeiten Probleme zu lösen.</text:p>
      <text:p text:style-name="P6"><text:span text:style-name="T1">Neue Computerstysteme und besonders sogenannte Supercomputer sind in der Lage zur Zeit bis zu 93,0 PFLOPS</text:span><text:span text:style-name="T1"><text:note text:id="ftn2" text:note-class="footnote"><text:note-citation>2</text:note-citation><text:note-body><text:p text:style-name="Footnote">Steht für 93 *<text:span text:style-name="T3">10</text:span><text:span text:style-name="T2">15</text:span><text:span text:style-name="T3"> </text:span><text:bookmark text:name="firstHeading"/><text:span text:style-name="T3"><text:s/>Floating Point Operations Per Second. So schnell rechnet der chinesische Supercomputer Sunway- TaihuLight.</text:span></text:p></text:note-body></text:note></text:span><text:span text:style-name="T1"> zu berechnen und diese Rechenleistung steigt immer noch exponientiell.(Moorsches Gesetz)</text:span></text:p>
      <text:p text:style-name="P6"><text:span text:style-name="T1">Jedoch sind manche Probleme, trotz dieser Zunahme, mit konventionellen Algoritmen nicht lösbar, wie beispielsweise das Traveling Salesman Problem</text:span><text:span text:style-name="T1"><text:note text:id="ftn3" text:note-class="footnote"><text:note-citation>3</text:note-citation><text:note-body><text:p text:style-name="Footnote">Ein Problem der Mathematik und Informatik, dass nicht effizient lösbar ist, also einen annähernd exponentiellen Aufwand aufweißt.</text:p></text:note-body></text:note></text:span><text:span text:style-name="T1"> eindeutig zeigt. </text:span></text:p>
      <text:p text:style-name="P3">Doch gerade diese stark zunehmende Rechenleistung läßt nämlich zunehmend auch neue Lösungsmöglickeiten zu, wie beispielsweise die des maschinellen Lernens. Deshalb ist es immer wichtig auf der Suche nach neuen Ansätzen zu sein und diese unter diversen Aspekten mit den bewährten Verfahren zu vergleichen. Doch welche Methoden der Problemlösung sind die effektivsten, genauesten, zeitsparensten, passensten und zukunftssichersten für den jeweiligen Zweck? </text:p>
      <text:p text:style-name="P3">Genau dies wollen wir in dieser Facharbeit annähernd und ansatzweise am Beispiel des Brettspiels Dame erläutern. Durch diese Bedeutung und Aktualität des Themas haben wir uns entschieden selbständig den Vergleich zu schaffen zwischen konventionellen Algorithmen und einem Neuronalen Netzwerk, dass den Ansatz des maschinellen Lernen verfolgt.</text:p>
      <text:p text:style-name="P3">Zunächsten gehen wir auf das Problem ein, dass wir mithilfe dieser Methoden lösen wollen. (Der Mensch kann natürlich ganz ohne Probleme das Spiel erlernen. Dies ist bei Cumputern jedoch nicht ganz so einfach.)</text:p>
      <text:p text:style-name="P6"><text:span text:style-name="T1">Nach dieser theoretischen Einführung wollen wir auf die Umsetzung dieses Projektes einegehen,in dem wir zunächst das Augenmerk auf die Grundlage legen, die uns den Vergleich erst ermöglicht hat. Es</text:span><text:span text:style-name="T3"> ist neben den Lösungsansätzen <text:s/>auch ein essenzieller Bestandteil dieses Projekts, der uns viel Zeit in der Entwicklung gekostet hat.</text:span></text:p>
      <text:p text:style-name="P4">Im nächsten Abschnitt fokussieren wir uns auf die einzelnen Lösungsansätze und versuchen diese in der Tiefe auszuarbeiten und zu erklären. Besonders haben wir versucht unser Implementierung der jeweiligen Methode zu präsentieren und zu erklären. Außerdem gehen wir noch auf andere Methode der Problemlösung ein, die wir aber auf diversen Gründen nicht in unser Programm aufgenommen haben, um dem Leser einen besseren Überblick zu verschaffen. </text:p>
      <text:p text:style-name="P4">Als letzten Schritt vergleichen wir diese zuvor erklärten Wege der Problemlösung an unserem Beispiel und geben ein differenziertes Fazit wieder, indem wir sie unter unterschiedlichen Aspekte </text:p>
      <text:p text:style-name="P4">vergleichen. Des Weiteren versuchen wir grundlegend in jedem größeren Abschnitt dieser Arbeit unsere Herangehensweise zu reflektieren und auf verschiedenen Ebenen konstruktive Kritik an unserem Projekt zu üben.</text:p>
      <text:p text:style-name="P4"/>
      <text:p text:style-name="P2"/>
      <text:p text:style-name="P2"><text:soft-page-break/></text:p>
      <text:p text:style-name="P2">https://de.wikipedia.org/wiki/Problem_des_Handlungsreisenden</text:p>
      <text:p text:style-name="P2"><text:a xlink:type="simple" xlink:href="https://www.focus.de/wissen/mensch/geschichte/erfindungen/tid-5356/rechenmaschine_aid_51261.html" text:style-name="Internet_20_link" text:visited-style-name="Visited_20_Internet_20_Link">https://www.focus.de/wissen/mensch/geschichte/erfindungen/tid-5356/rechenmaschine_aid_51261.html</text:a></text:p>
      <text:p text:style-name="P2"><text:a xlink:type="simple" xlink:href="https://de.wikipedia.org/wiki/Pascaline" text:style-name="Internet_20_link" text:visited-style-name="Visited_20_Internet_20_Link">https://de.wikipedia.org/wiki/Pascaline</text:a></text:p>
      <text:p text:style-name="P2"><text:a xlink:type="simple" xlink:href="https://de.wikipedia.org/wiki/Rechenmaschine#Historische_Entwicklung" text:style-name="Internet_20_link" text:visited-style-name="Visited_20_Internet_20_Link">https://de.wikipedia.org/wiki/Rechenmaschine#Historische_Entwicklung</text:a></text:p>
      <text:p text:style-name="P2"><text:a xlink:type="simple" xlink:href="https://de.wikipedia.org/wiki/Blaise_Pascal" text:style-name="Internet_20_link" text:visited-style-name="Visited_20_Internet_20_Link">https://de.wikipedia.org/wiki/Blaise_Pascal</text:a></text:p>
      <text:p text:style-name="P2"><text:a xlink:type="simple" xlink:href="https://de.wikipedia.org/wiki/Floating_Point_Operations_Per_Second" text:style-name="Internet_20_link" text:visited-style-name="Visited_20_Internet_20_Link">https://de.wikipedia.org/wiki/Floating_Point_Operations_Per_Second</text:a></text:p>
      <text:p text:style-name="P2">https://de.wikipedia.org/wiki/TOP500</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30T16:39:32.68</meta:creation-date>
    <meta:editing-duration>PT1H35M36S</meta:editing-duration>
    <meta:editing-cycles>2</meta:editing-cycles>
    <meta:generator>OpenOffice/4.1.4$Win32 OpenOffice.org_project/414m5$Build-9788</meta:generator>
    <meta:document-statistic meta:table-count="0" meta:image-count="0" meta:object-count="0" meta:page-count="3" meta:paragraph-count="22" meta:word-count="564" meta:character-count="4405"/>
    <dc:date>2017-12-30T18:30:20.70</dc:date>
    <meta:user-defined meta:name="Info 1"/>
    <meta:user-defined meta:name="Info 2"/>
    <meta:user-defined meta:name="Info 3"/>
    <meta:user-defined meta:name="Info 4"/>
  </office:meta>
</office:document-meta>
</file>